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9fcf" officeooo:paragraph-rsid="001a9fcf"/>
    </style:style>
    <style:style style:name="P2" style:family="paragraph" style:parent-style-name="Standard" style:list-style-name="L1">
      <style:text-properties officeooo:rsid="001a9fcf" officeooo:paragraph-rsid="001b8a89"/>
    </style:style>
    <style:style style:name="P3" style:family="paragraph" style:parent-style-name="Standard" style:list-style-name="L1">
      <style:text-properties officeooo:rsid="001a9fcf" officeooo:paragraph-rsid="001d316e"/>
    </style:style>
    <style:style style:name="P4" style:family="paragraph" style:parent-style-name="Standard">
      <style:text-properties officeooo:rsid="001a9fcf" officeooo:paragraph-rsid="001d316e"/>
    </style:style>
    <style:style style:name="P5" style:family="paragraph" style:parent-style-name="Standard" style:list-style-name="L1">
      <style:text-properties officeooo:paragraph-rsid="001a9fcf"/>
    </style:style>
    <style:style style:name="P6" style:family="paragraph" style:parent-style-name="Standard">
      <style:text-properties officeooo:rsid="001d316e" officeooo:paragraph-rsid="001d316e"/>
    </style:style>
    <style:style style:name="P7" style:family="paragraph" style:parent-style-name="Standard" style:list-style-name="L6">
      <style:text-properties officeooo:rsid="001d316e" officeooo:paragraph-rsid="001d316e"/>
    </style:style>
    <style:style style:name="P8" style:family="paragraph" style:parent-style-name="Standard">
      <style:text-properties officeooo:paragraph-rsid="001d316e"/>
    </style:style>
    <style:style style:name="P9" style:family="paragraph" style:parent-style-name="Standard" style:list-style-name="L5">
      <style:text-properties officeooo:paragraph-rsid="001d316e"/>
    </style:style>
    <style:style style:name="P10" style:family="paragraph" style:parent-style-name="Standard" style:list-style-name="L7">
      <style:text-properties officeooo:paragraph-rsid="001d316e"/>
    </style:style>
    <style:style style:name="T1" style:family="text">
      <style:text-properties officeooo:rsid="001a9fcf"/>
    </style:style>
    <style:style style:name="T2" style:family="text">
      <style:text-properties officeooo:rsid="001b8a89"/>
    </style:style>
    <style:style style:name="T3" style:family="text">
      <style:text-properties officeooo:rsid="001d316e"/>
    </style:style>
    <style:style style:name="T4" style:family="text">
      <style:text-properties officeooo:rsid="001d66f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2.86cm" fo:text-indent="-0.635cm" fo:margin-left="22.8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3.495cm" fo:text-indent="-0.635cm" fo:margin-left="23.4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4.13cm" fo:text-indent="-0.635cm" fo:margin-left="24.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4.765cm" fo:text-indent="-0.635cm" fo:margin-left="24.7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5.4cm" fo:text-indent="-0.635cm" fo:margin-left="25.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6.035cm" fo:text-indent="-0.635cm" fo:margin-left="26.0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6.67cm" fo:text-indent="-0.635cm" fo:margin-left="26.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7.305cm" fo:text-indent="-0.635cm" fo:margin-left="27.3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7.94cm" fo:text-indent="-0.635cm" fo:margin-left="27.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8.575cm" fo:text-indent="-0.635cm" fo:margin-left="28.575cm"/>
        </style:list-level-properties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26333332334535714" text:style-name="L7">
        <text:list-item>
          <text:p text:style-name="P10"><text:span text:style-name="T3">Работа со стихотворением:</text:span></text:p>
        </text:list-item>
      </text:list>
      <text:p text:style-name="P8"/>
      <text:list xml:id="list5370925805099532350" text:style-name="L1">
        <text:list-item>
          <text:p text:style-name="P5"><text:span text:style-name="T1">Альпы снежные глядят, разят;</text:span></text:p>
          <text:p text:style-name="P1">глядят - эпитет</text:p>
          <text:p text:style-name="P2">разят — метафора</text:p>
        </text:list-item>
        <text:list-item>
          <text:p text:style-name="P3"><text:span text:style-name="T2">И блестит в венцах из злата</text:span></text:p>
          <text:p text:style-name="P3"><text:span text:style-name="T3">венцах — метафора</text:span></text:p>
          <text:p text:style-name="P3"><text:span text:style-name="T3">злата — эпитет</text:span></text:p>
        </text:list-item>
        <text:list-item>
          <text:p text:style-name="P3"><text:span text:style-name="T3">Вся воскресшая семья!</text:span></text:p>
          <text:p text:style-name="P3"><text:span text:style-name="T3">семья — метафора</text:span></text:p>
        </text:list-item>
      </text:list>
      <text:list xml:id="list8063346136777874812" text:style-name="L5">
        <text:list-item>
          <text:p text:style-name="P9"><text:span text:style-name="T3">Уровни смысла в стихотворении:</text:span></text:p>
        </text:list-item>
      </text:list>
      <text:p text:style-name="P6"/>
      <text:list xml:id="list4768072362115780785" text:style-name="L6">
        <text:list-item>
          <text:p text:style-name="P7">Тема природы: красота в величественности гор, восхищение природой.</text:p>
        </text:list-item>
        <text:list-item>
          <text:p text:style-name="P7">Тема мироздания: божестве<text:span text:style-name="T4">н</text:span>но </text:p>
        </text:list-item>
      </text:list>
      <text:p text:style-name="P4"/>
      <text:p text:style-name="P8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0:39:58.367077828</meta:creation-date>
    <meta:generator>LibreOffice/5.1.6.2$Linux_X86_64 LibreOffice_project/10m0$Build-2</meta:generator>
    <dc:date>2018-02-01T11:59:17.813790892</dc:date>
    <meta:editing-duration>PT19M39S</meta:editing-duration>
    <meta:editing-cycles>1</meta:editing-cycles>
    <meta:document-statistic meta:table-count="0" meta:image-count="0" meta:object-count="0" meta:page-count="1" meta:paragraph-count="12" meta:word-count="49" meta:character-count="316" meta:non-whitespace-character-count="281"/>
  </office:meta>
</office:document-meta>
</file>